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Таблица1" style:family="table">
      <style:table-properties style:width="17.59cm" table:align="left"/>
    </style:style>
    <style:style style:name="Таблица1.A" style:family="table-column">
      <style:table-column-properties style:column-width="4.842cm"/>
    </style:style>
    <style:style style:name="Таблица1.B" style:family="table-column">
      <style:table-column-properties style:column-width="12.748cm"/>
    </style:style>
    <style:style style:name="Таблица1.A1" style:family="table-cell">
      <style:table-cell-properties style:vertical-align="middle" fo:padding="0.049cm" fo:border="none"/>
    </style:style>
    <style:style style:name="Таблица1.7" style:family="table-row">
      <style:table-row-properties style:min-row-height="3.933cm"/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P2" style:family="paragraph" style:parent-style-name="Table_20_Contents" style:list-style-name="L1">
      <style:paragraph-properties fo:margin-top="0cm" fo:margin-bottom="0.499cm" style:contextual-spacing="false"/>
    </style:style>
    <style:style style:name="P3" style:family="paragraph" style:parent-style-name="Table_20_Contents">
      <style:paragraph-properties fo:margin-top="0cm" fo:margin-bottom="0.499cm" style:contextual-spacing="false"/>
      <style:text-properties officeooo:paragraph-rsid="00074788"/>
    </style:style>
    <style:style style:name="P4" style:family="paragraph" style:parent-style-name="Table_20_Contents">
      <style:paragraph-properties fo:margin-top="0cm" fo:margin-bottom="0.499cm" style:contextual-spacing="false"/>
      <style:text-properties fo:font-style="italic" style:font-style-asian="italic" style:font-style-complex="italic"/>
    </style:style>
    <style:style style:name="T1" style:family="text">
      <style:text-properties officeooo:rsid="00074788"/>
    </style:style>
    <style:style style:name="T2" style:family="text">
      <style:text-properties fo:font-style="normal" officeooo:rsid="00074788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Шаблон-описания-дефекта"/>Шаблон описания дефекта</text:h>
      <text:p text:style-name="Text_20_body">Отчет о проблеме</text:p>
      <text:p text:style-name="Text_20_body">Проект:  Название проекта</text:p>
      <text:p text:style-name="Text_20_body">Автор:    &lt;<text:span text:style-name="Emphasis">автор отчета</text:span>&gt;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233842665088">
          <table:table-cell table:style-name="Таблица1.A1" office:value-type="string">
            <text:p text:style-name="P1"><text:span text:style-name="Strong_20_Emphasis">Название</text:span></text:p>
          </table:table-cell>
          <table:table-cell table:style-name="Таблица1.A1" office:value-type="string">
            <text:p text:style-name="P1"><text:span text:style-name="Emphasis">Содержание проблемы: </text:span><text:span text:style-name="Emphasis"><text:span text:style-name="T1">понятное</text:span></text:span><text:span text:style-name="Emphasis"> и лаконичное описание сути проблемы (10-12 слов)</text:span></text:p>
          </table:table-cell>
        </table:table-row>
        <table:table-row table:style-name="TableLine94233842665088">
          <table:table-cell table:style-name="Таблица1.A1" office:value-type="string">
            <text:p text:style-name="P1"><text:span text:style-name="Strong_20_Emphasis">Важность</text:span></text:p>
          </table:table-cell>
          <table:table-cell table:style-name="Таблица1.A1" office:value-type="string">
            <text:p text:style-name="P3"><text:span text:style-name="Emphasis">&lt;</text:span><text:span text:style-name="Emphasis"><text:span text:style-name="T2">Блокер/</text:span></text:span>Критическая/ Серьезная/ Низкая/ Пожелание<text:span text:style-name="Emphasis">&gt;</text:span></text:p>
            <text:p text:style-name="P3"><text:span text:style-name="T1">К</text:span>лассификаци<text:span text:style-name="T1">я</text:span> ошибок <text:span text:style-name="T1">уникальна для каждого</text:span> проекта </text:p>
          </table:table-cell>
        </table:table-row>
        <table:table-row table:style-name="TableLine94233842665088">
          <table:table-cell table:style-name="Таблица1.A1" office:value-type="string">
            <text:p text:style-name="P1"><text:span text:style-name="Strong_20_Emphasis">Где обнаружена</text:span></text:p>
          </table:table-cell>
          <table:table-cell table:style-name="Таблица1.A1" office:value-type="string">
            <text:p text:style-name="P1"><text:span text:style-name="Emphasis">Build /версия/ выпуск/</text:span><text:span text:style-name="Emphasis"><text:span text:style-name="T1">сборка</text:span></text:span></text:p>
          </table:table-cell>
        </table:table-row>
        <table:table-row table:style-name="TableLine94233842665088">
          <table:table-cell table:style-name="Таблица1.A1" office:value-type="string">
            <text:p text:style-name="P1"><text:span text:style-name="Strong_20_Emphasis">Дата</text:span></text:p>
          </table:table-cell>
          <table:table-cell table:style-name="Таблица1.A1" office:value-type="string">
            <text:p text:style-name="P1"><text:span text:style-name="Emphasis">Дата, когда была обнаружена проблема</text:span></text:p>
          </table:table-cell>
        </table:table-row>
        <table:table-row table:style-name="TableLine94233842665088">
          <table:table-cell table:style-name="Таблица1.A1" office:value-type="string">
            <text:p text:style-name="P3"><text:span text:style-name="Strong_20_Emphasis"><text:span text:style-name="T1">Функция</text:span></text:span></text:p>
          </table:table-cell>
          <table:table-cell table:style-name="Таблица1.A1" office:value-type="string">
            <text:p text:style-name="P1"><text:span text:style-name="Emphasis">Где была обнаружена проблема: подсистема, модуль, руководство пользователя etc.</text:span></text:p>
          </table:table-cell>
        </table:table-row>
        <table:table-row table:style-name="TableLine94233842665088">
          <table:table-cell table:style-name="Таблица1.A1" office:value-type="string">
            <text:p text:style-name="P1"><text:span text:style-name="Strong_20_Emphasis">Страница (раздел)</text:span></text:p>
          </table:table-cell>
          <table:table-cell table:style-name="Таблица1.A1" office:value-type="string">
            <text:p text:style-name="P1"><text:span text:style-name="Emphasis">Необязательно для заполнения (заполняется только для документов)</text:span></text:p>
          </table:table-cell>
        </table:table-row>
        <table:table-row table:style-name="Таблица1.7">
          <table:table-cell table:style-name="Таблица1.A1" office:value-type="string">
            <text:p text:style-name="P1"><text:span text:style-name="Strong_20_Emphasis">Описание</text:span></text:p>
          </table:table-cell>
          <table:table-cell table:style-name="Таблица1.A1" office:value-type="string">
            <text:p text:style-name="P1"><text:span text:style-name="Emphasis">Детальное описание проблемы (несколько предложений, раскрывающих суть проблемы, указанную в заголовке).</text:span></text:p>
            <text:p text:style-name="P1"><text:span text:style-name="Emphasis">Следует указать параметры и конфигурацию системы, на которой была обнаружена проблема, </text:span><text:span text:style-name="Emphasis"><text:span text:style-name="T1">браузер, </text:span></text:span><text:span text:style-name="Emphasis">режим работы или состояние приложения и любую другую информацию, полезную для установления характера проблемы.</text:span></text:p>
            <text:p text:style-name="P3"><text:span text:style-name="Emphasis"><text:span text:style-name="T1">Указать данные в системе, на которых воспроиводится ошибка.</text:span></text:span></text:p>
          </table:table-cell>
        </table:table-row>
        <table:table-row table:style-name="TableLine94233842665088">
          <table:table-cell table:style-name="Таблица1.A1" office:value-type="string">
            <text:p text:style-name="P3"><text:span text:style-name="Strong_20_Emphasis"><text:span text:style-name="T1">Шаги воспроизведения</text:span></text:span></text:p>
          </table:table-cell>
          <table:table-cell table:style-name="Таблица1.A1" office:value-type="string">
            <text:p text:style-name="P1"><text:span text:style-name="Emphasis">Подробное описание шагов, приведших к возникновению ошибки. Шаги должны быть пронумерованы. Каждый шаг должен представлять собой действие с четко определёнными началом и концом.</text:span></text:p>
            <text:p text:style-name="P1"><text:span text:style-name="Emphasis">Необходимо включить описание реакции системы, в т.ч. уведомления и сообщения об ошибках.</text:span></text:p>
            <text:list xml:id="list2060071406" text:style-name="L1">
              <text:list-item>
                <text:p text:style-name="P2"> </text:p>
              </text:list-item>
              <text:list-item>
                <text:p text:style-name="P2"> </text:p>
              </text:list-item>
            </text:list>
          </table:table-cell>
        </table:table-row>
        <text:soft-page-break/>
        <table:table-row table:style-name="TableLine94233842665088">
          <table:table-cell table:style-name="Таблица1.A1" office:value-type="string">
            <text:p text:style-name="P1"><text:span text:style-name="Strong_20_Emphasis">Фактический результат</text:span></text:p>
          </table:table-cell>
          <table:table-cell table:style-name="Таблица1.A1" office:value-type="string">
            <text:p text:style-name="P1"><text:span text:style-name="Emphasis">Результат последнего шага последовательности, описанной в разделе "</text:span><text:span text:style-name="Emphasis"><text:span text:style-name="T1">Шаги воспроизведения</text:span></text:span><text:span text:style-name="Emphasis">"</text:span></text:p>
            <text:p text:style-name="P1"><text:span text:style-name="Emphasis">Следует описать все возможные результаты</text:span></text:p>
            <text:p text:style-name="P1"><text:span text:style-name="Emphasis">Если проблема влечет за собой возникновение других проблем, дополнительные шаги и результаты их выполнения также должны быть описаны в этом разделе.</text:span></text:p>
          </table:table-cell>
        </table:table-row>
        <table:table-row table:style-name="TableLine94233842665088">
          <table:table-cell table:style-name="Таблица1.A1" office:value-type="string">
            <text:p text:style-name="P1"><text:span text:style-name="Strong_20_Emphasis">Ожидаемый результат</text:span></text:p>
          </table:table-cell>
          <table:table-cell table:style-name="Таблица1.A1" office:value-type="string">
            <text:p text:style-name="P1"><text:span text:style-name="Emphasis">То, что должно было произойти в результате выполнения последовательности</text:span> <text:span text:style-name="Emphasis">шагов, описанной в разделе "</text:span><text:span text:style-name="Emphasis"><text:span text:style-name="T1">Шаги воспроизведения</text:span></text:span><text:span text:style-name="Emphasis">". </text:span><text:span text:style-name="Emphasis"><text:span text:style-name="T1">Корректное поведение системы согласно документам требований.</text:span></text:span></text:p>
            <text:p text:style-name="P1"><text:span text:style-name="Emphasis">Возможно наличие нескольких ожидаемых результатов в зависимости от поведения пользователя/системы.</text:span></text:p>
            <text:p text:style-name="P1"><text:span text:style-name="Emphasis">Объясните, </text:span>почему<text:span text:style-name="Emphasis"> ожидался именно такой результат. (напр., сошлитесь на требования к системе, критерии etc.)</text:span></text:p>
          </table:table-cell>
        </table:table-row>
        <table:table-row table:style-name="TableLine94233842665088">
          <table:table-cell table:style-name="Таблица1.A1" office:value-type="string">
            <text:p text:style-name="P3"><text:span text:style-name="Strong_20_Emphasis"><text:span text:style-name="T1">Аттачменты</text:span></text:span></text:p>
          </table:table-cell>
          <table:table-cell table:style-name="Таблица1.A1" office:value-type="string">
            <text:p text:style-name="P1"><text:span text:style-name="Emphasis"><text:span text:style-name="T1">В разделе размещены</text:span></text:span><text:span text:style-name="Emphasis"> </text:span><text:span text:style-name="Emphasis"><text:span text:style-name="T1">файлы и </text:span></text:span><text:span text:style-name="Emphasis">названия документов/файлов, напр., копий экранов, </text:span><text:span text:style-name="Emphasis"><text:span text:style-name="T1">видео, логи.</text:span></text:span></text:p>
          </table:table-cell>
        </table:table-row>
        <table:table-row table:style-name="TableLine94233842665088">
          <table:table-cell table:style-name="Таблица1.A1" office:value-type="string">
            <text:p text:style-name="P1"><text:span text:style-name="Strong_20_Emphasis">Дополнительная информация и замечания</text:span></text:p>
          </table:table-cell>
          <table:table-cell table:style-name="Таблица1.A1" office:value-type="string">
            <text:p text:style-name="P4"><text:span text:style-name="T1">По желанию описывается пополнительная информация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urce Han Sans" style:font-family-asian="'Source Han Sans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0:07:42.861041724</meta:creation-date>
    <dc:date>2022-07-20T20:15:41.693802801</dc:date>
    <meta:editing-duration>PT8M</meta:editing-duration>
    <meta:editing-cycles>1</meta:editing-cycles>
    <meta:document-statistic meta:table-count="1" meta:image-count="0" meta:object-count="0" meta:page-count="2" meta:paragraph-count="38" meta:word-count="255" meta:character-count="2090" meta:non-whitespace-character-count="1866"/>
    <meta:generator>LibreOffice/7.3.4.2$Linux_X86_64 LibreOffice_project/30$Build-2</meta:generator>
  </office:meta>
</office:document-meta>
</file>